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3333" draw:fill="none" draw:textarea-horizontal-align="justify" draw:textarea-vertical-align="middle" draw:auto-grow-height="false" fo:min-height="0cm" fo:min-width="0cm" draw:shadow="hidden"/>
    </style:style>
    <style:style style:name="gr2" style:family="graphic" style:parent-style-name="standard">
      <style:graphic-properties svg:stroke-color="#ff3333" draw:fill="solid" draw:fill-color="#ffffcc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ff3333" draw:fill="solid" draw:fill-color="#ff950e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ff3333" draw:fill="solid" draw:fill-color="#ffffcc" draw:textarea-horizontal-align="justify" draw:textarea-vertical-align="middle" draw:auto-grow-height="false" fo:min-height="0cm" fo:min-width="0cm" draw:shadow="hidden"/>
    </style:style>
    <style:style style:name="gr6" style:family="graphic" style:parent-style-name="objectwithoutfill">
      <style:graphic-properties draw:fill="none" draw:textarea-vertical-align="middle" draw:shadow="hidden"/>
    </style:style>
    <style:style style:name="P1" style:family="paragraph">
      <style:paragraph-properties fo:text-align="center"/>
      <style:text-properties fo:color="#ff3333" fo:font-weight="bold" style:font-weight-asian="bold" style:font-weight-complex="bold"/>
    </style:style>
    <style:style style:name="P2" style:family="paragraph">
      <style:paragraph-properties fo:line-height="150%" fo:text-align="center"/>
      <style:text-properties fo:color="#ff3333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color="#ff3333" fo:font-weight="bold" style:font-weight-asian="bold" style:font-weight-complex="bold"/>
    </style:style>
    <style:style style:name="T2" style:family="text">
      <style:text-properties fo:color="#ff3333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6cm" svg:height="2.4cm" svg:x="0.5cm" svg:y="0.5cm">
          <text:p text:style-name="P1"><text:span text:style-name="T1">FIGURE 1</text:span></text:p>
          <text:p text:style-name="P2"><text:span text:style-name="T2">ARBRE CSG DU LI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3" draw:layer="layout" svg:width="1.832cm" svg:height="1.602cm" svg:x="0.6cm" svg:y="18.599cm">
          <text:p text:style-name="P3"><text:span text:style-name="T3">L1A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3" draw:layer="layout" svg:width="1.832cm" svg:height="1.602cm" svg:x="3.006cm" svg:y="18.599cm">
          <text:p text:style-name="P3"><text:span text:style-name="T3">L1B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4" draw:layer="layout" svg:width="1.832cm" svg:height="1.602cm" svg:x="5.409cm" svg:y="18.599cm">
          <text:p text:style-name="P4"><text:span text:style-name="T3">L1C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4" draw:layer="layout" svg:width="1.831cm" svg:height="1.602cm" svg:x="7.815cm" svg:y="18.599cm">
          <text:p text:style-name="P4"><text:span text:style-name="T3">L1D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4" draw:layer="layout" svg:width="1.832cm" svg:height="1.602cm" svg:x="10.105cm" svg:y="18.599cm">
          <text:p text:style-name="P4"><text:span text:style-name="T3">L2A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4" draw:layer="layout" svg:width="1.833cm" svg:height="1.602cm" svg:x="12.508cm" svg:y="18.599cm">
          <text:p text:style-name="P4"><text:span text:style-name="T3">L2B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4" draw:layer="layout" svg:width="1.831cm" svg:height="1.602cm" svg:x="14.914cm" svg:y="18.599cm">
          <text:p text:style-name="P4"><text:span text:style-name="T3">L2C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4" draw:layer="layout" svg:width="1.832cm" svg:height="1.602cm" svg:x="17.317cm" svg:y="18.599cm">
          <text:p text:style-name="P4"><text:span text:style-name="T3">L2D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draw:layer="layout" svg:width="1.334cm" svg:height="1.232cm" svg:x="2.066cm" svg:y="15.888cm">
          <text:p text:style-name="P3">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333cm" svg:height="1.232cm" svg:x="6.868cm" svg:y="15.888cm">
          <text:p text:style-name="P3">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333cm" svg:height="1.232cm" svg:x="11.535cm" svg:y="15.888cm">
          <text:p text:style-name="P3">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335cm" svg:height="1.232cm" svg:x="16.335cm" svg:y="15.888cm">
          <text:p text:style-name="P3">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333cm" svg:height="1.233cm" svg:x="4.468cm" svg:y="13.176cm">
          <text:p text:style-name="P3">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334cm" svg:height="1.233cm" svg:x="13.936cm" svg:y="13.176cm">
          <text:p text:style-name="P3">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335cm" svg:height="1.232cm" svg:x="9.401cm" svg:y="8cm">
          <text:p text:style-name="P3">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.533cm" svg:y1="18.599cm" svg:x2="2.733cm" svg:y2="17.12cm">
          <text:p/>
        </draw:line>
        <draw:line draw:style-name="gr4" draw:text-style-name="P3" draw:layer="layout" svg:x1="3.934cm" svg:y1="18.599cm" svg:x2="2.734cm" svg:y2="17.12cm">
          <text:p/>
        </draw:line>
        <draw:line draw:style-name="gr4" draw:text-style-name="P3" draw:layer="layout" svg:x1="6.334cm" svg:y1="18.599cm" svg:x2="7.534cm" svg:y2="17.12cm">
          <text:p/>
        </draw:line>
        <draw:line draw:style-name="gr4" draw:text-style-name="P3" draw:layer="layout" svg:x1="8.735cm" svg:y1="18.599cm" svg:x2="7.535cm" svg:y2="17.12cm">
          <text:p/>
        </draw:line>
        <draw:line draw:style-name="gr4" draw:text-style-name="P3" draw:layer="layout" svg:x1="11.002cm" svg:y1="18.599cm" svg:x2="12.202cm" svg:y2="17.12cm">
          <text:p/>
        </draw:line>
        <draw:line draw:style-name="gr4" draw:text-style-name="P3" draw:layer="layout" svg:x1="13.402cm" svg:y1="18.599cm" svg:x2="12.202cm" svg:y2="17.12cm">
          <text:p/>
        </draw:line>
        <draw:line draw:style-name="gr4" draw:text-style-name="P3" draw:layer="layout" svg:x1="15.803cm" svg:y1="18.599cm" svg:x2="17.003cm" svg:y2="17.12cm">
          <text:p/>
        </draw:line>
        <draw:line draw:style-name="gr4" draw:text-style-name="P3" draw:layer="layout" svg:x1="18.203cm" svg:y1="18.599cm" svg:x2="17.003cm" svg:y2="17.12cm">
          <text:p/>
        </draw:line>
        <draw:line draw:style-name="gr4" draw:text-style-name="P3" draw:layer="layout" svg:x1="2.734cm" svg:y1="15.888cm" svg:x2="5.134cm" svg:y2="14.409cm">
          <text:p/>
        </draw:line>
        <draw:line draw:style-name="gr4" draw:text-style-name="P3" draw:layer="layout" svg:x1="7.534cm" svg:y1="15.888cm" svg:x2="5.134cm" svg:y2="14.409cm">
          <text:p/>
        </draw:line>
        <draw:line draw:style-name="gr4" draw:text-style-name="P3" draw:layer="layout" svg:x1="12.202cm" svg:y1="15.888cm" svg:x2="14.602cm" svg:y2="14.409cm">
          <text:p/>
        </draw:line>
        <draw:line draw:style-name="gr4" draw:text-style-name="P3" draw:layer="layout" svg:x1="17.002cm" svg:y1="15.888cm" svg:x2="14.602cm" svg:y2="14.409cm">
          <text:p/>
        </draw:line>
        <draw:line draw:style-name="gr4" draw:text-style-name="P3" draw:layer="layout" svg:x1="5.134cm" svg:y1="13.176cm" svg:x2="10.068cm" svg:y2="9.232cm">
          <text:p/>
        </draw:line>
        <draw:line draw:style-name="gr4" draw:text-style-name="P3" draw:layer="layout" svg:x1="14.602cm" svg:y1="13.176cm" svg:x2="10.068cm" svg:y2="9.232cm">
          <text:p/>
        </draw:line>
        <draw:custom-shape draw:style-name="gr5" draw:text-style-name="P4" draw:layer="layout" svg:width="3.7cm" svg:height="1.6cm" svg:x="17.9cm" svg:y="9.6cm">
          <text:p text:style-name="P4">bSommi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" draw:text-style-name="P4" draw:layer="layout" svg:width="3.7cm" svg:height="1.6cm" svg:x="23.2cm" svg:y="9.6cm">
          <text:p text:style-name="P4">Matelas</text:p>
          <text:p text:style-name="P4">(figure 2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" draw:text-style-name="P3" draw:layer="layout" svg:width="1.272cm" svg:height="1.3cm" svg:x="21.9cm" svg:y="5.8cm">
          <text:p text:style-name="P3">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3cm" svg:height="1.2cm" svg:x="16.2cm" svg:y="2.3cm">
          <text:p text:style-name="P3">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3" draw:layer="layout" svg:x1="19.7cm" svg:y1="9.6cm" svg:x2="22.5cm" svg:y2="7.1cm">
          <text:p/>
        </draw:line>
        <draw:line draw:style-name="gr6" draw:text-style-name="P3" draw:layer="layout" svg:x1="25cm" svg:y1="9.6cm" svg:x2="22.5cm" svg:y2="7.1cm">
          <text:p/>
        </draw:line>
        <draw:line draw:style-name="gr6" draw:text-style-name="P3" draw:layer="layout" svg:x1="16.8cm" svg:y1="3.5cm" svg:x2="10.1cm" svg:y2="8cm">
          <text:p/>
        </draw:line>
        <draw:line draw:style-name="gr6" draw:text-style-name="P3" draw:layer="layout" svg:x1="22.6cm" svg:y1="5.8cm" svg:x2="16.8cm" svg:y2="3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cm" fo:margin-bottom="0.4cm" fo:margin-left="0.4cm" fo:margin-right="0.4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1-16T00:52:30</meta:creation-date>
    <dc:date>2019-11-16T01:04:36</dc:date>
    <meta:editing-duration>PT12M7S</meta:editing-duration>
    <meta:editing-cycles>1</meta:editing-cycles>
    <meta:document-statistic meta:object-count="38"/>
    <meta:generator>OpenOffice/4.1.1$Unix OpenOffice.org_project/411m6$Build-9775</meta:generator>
  </office:meta>
</office:document-meta>
</file>